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c4b68" officeooo:paragraph-rsid="000c4b68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T 2372 chapter review – Chapter 15 “Event-Driven Programming and Animations</text:p>
      <text:p text:style-name="P1"/>
      <text:p text:style-name="P1">Using <text:span text:style-name="T1">event-driven programming</text:span> to write the code to respond to the button-clicking event.</text:p>
      <text:p text:style-name="P1"/>
      <text:p text:style-name="P1">To respond to a button click, you need to write the code to process the button-clicking action</text:p>
      <text:p text:style-name="P1"/>
      <text:p text:style-name="P1">The button is an <text:span text:style-name="T1">event source object </text:span>– where the action <text:span text:style-name="T1">originates</text:span>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6:38:00.092640365</meta:creation-date>
    <dc:date>2018-06-06T20:54:12.460856397</dc:date>
    <meta:editing-duration>P1DT4H6M2S</meta:editing-duration>
    <meta:editing-cycles>1</meta:editing-cycles>
    <meta:document-statistic meta:table-count="0" meta:image-count="0" meta:object-count="0" meta:page-count="1" meta:paragraph-count="4" meta:word-count="51" meta:character-count="328" meta:non-whitespace-character-count="279"/>
    <meta:generator>LibreOffice/6.0.4.2$Linux_X86_64 LibreOffice_project/00m0$Build-2</meta:generator>
  </office:meta>
</office:document-meta>
</file>